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png" manifest:full-path="Pictures/100000000000005900000047CE790D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181cm"/>
    </style:style>
    <style:style style:name="gr5" style:family="graphic" style:parent-style-name="Braket">
      <style:graphic-properties draw:textarea-horizontal-align="center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7" style:family="graphic" style:parent-style-name="standard">
      <style:graphic-properties draw:stroke="none" draw:fill="none" draw:fill-color="#ffffff" fo:min-height="0.8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outline1">
      <style:graphic-properties draw:fill-color="#ffffff" draw:auto-grow-height="true" draw:auto-grow-width="true" fo:min-height="10.092cm"/>
    </style:style>
    <style:style style:name="pr4" style:family="presentation" style:parent-style-name="NormalIntro-title">
      <style:graphic-properties draw:fill-color="#ffffff" draw:auto-grow-height="true" fo:min-height="3.50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outline1">
      <style:graphic-properties draw:fill-color="#ffffff" draw:auto-grow-height="true" fo:min-height="13.622cm"/>
    </style:style>
    <style:style style:name="pr9" style:family="presentation" style:parent-style-name="Normal1-title">
      <style:graphic-properties draw:fill-color="#ffffff" draw:auto-grow-height="true" fo:min-height="3.507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6">
      <style:graphic-properties draw:fill-color="#ffffff" draw:auto-grow-height="true" fo:min-height="9.664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7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draw:auto-grow-width="true" fo:min-height="13.749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outline1">
      <style:graphic-properties draw:fill-color="#ffffff" draw:auto-grow-height="true" draw:auto-grow-width="true" fo:min-height="14.627cm"/>
    </style:style>
    <style:style style:name="pr17" style:family="presentation" style:parent-style-name="Normal1-outline1">
      <style:graphic-properties draw:fill-color="#ffffff" draw:auto-grow-height="true" draw:auto-grow-width="true" fo:min-height="9.601cm"/>
    </style:style>
    <style:style style:name="pr18" style:family="presentation" style:parent-style-name="Section-notes" style:list-style-name="L7">
      <style:graphic-properties draw:fill-color="#ffffff" draw:auto-grow-height="true" fo:min-height="11.431cm"/>
    </style:style>
    <style:style style:name="pr19" style:family="presentation" style:parent-style-name="Normal1-outline1">
      <style:graphic-properties draw:fill-color="#ffffff" draw:auto-grow-height="true" draw:auto-grow-width="true" fo:min-height="12.311cm"/>
    </style:style>
    <style:style style:name="pr20" style:family="presentation" style:parent-style-name="Normal1-outline1">
      <style:graphic-properties draw:fill-color="#ffffff" draw:auto-grow-height="true" draw:auto-grow-width="true" fo:min-height="10.056cm"/>
    </style:style>
    <style:style style:name="pr21" style:family="presentation" style:parent-style-name="Normal1-outline1">
      <style:graphic-properties draw:fill-color="#ffffff" draw:auto-grow-height="true" draw:auto-grow-width="true" fo:min-height="11.109cm"/>
    </style:style>
    <style:style style:name="pr22" style:family="presentation" style:parent-style-name="Section-notes" style:list-style-name="L7">
      <style:graphic-properties draw:fill-color="#ffffff" draw:auto-grow-height="true" fo:min-height="11.431cm"/>
    </style:style>
    <style:style style:name="pr23" style:family="presentation" style:parent-style-name="Normal1-outline1">
      <style:graphic-properties draw:fill-color="#ffffff" draw:auto-grow-height="true" draw:auto-grow-width="true" fo:min-height="13.236cm"/>
    </style:style>
    <style:style style:name="pr24" style:family="presentation" style:parent-style-name="Normal1-outline1">
      <style:graphic-properties draw:fill-color="#ffffff" draw:auto-grow-height="true" draw:auto-grow-width="true" fo:min-height="13.83cm"/>
    </style:style>
    <style:style style:name="pr25" style:family="presentation" style:parent-style-name="Normal1-outline1">
      <style:graphic-properties draw:fill-color="#ffffff" draw:auto-grow-height="true" draw:auto-grow-width="true" fo:min-height="13.539cm"/>
    </style:style>
    <style:style style:name="pr26" style:family="presentation" style:parent-style-name="Normal1-outline1">
      <style:graphic-properties draw:fill-color="#ffffff" draw:auto-grow-height="true" draw:auto-grow-width="true" fo:min-height="9.843cm"/>
    </style:style>
    <style:style style:name="pr27" style:family="presentation" style:parent-style-name="Section-notes" style:list-style-name="L7">
      <style:graphic-properties draw:fill-color="#ffffff" draw:auto-grow-height="true" fo:min-height="11.431cm"/>
    </style:style>
    <style:style style:name="pr28" style:family="presentation" style:parent-style-name="Normal1-subtitle" style:list-style-name="L6">
      <style:graphic-properties draw:fill-color="#ffffff" draw:auto-grow-height="true" fo:min-height="6.582cm"/>
    </style:style>
    <style:style style:name="pr29" style:family="presentation" style:parent-style-name="Section-notes" style:list-style-name="L7">
      <style:graphic-properties draw:fill-color="#ffffff" draw:auto-grow-height="true" fo:min-height="11.431cm"/>
    </style:style>
    <style:style style:name="pr30" style:family="presentation" style:parent-style-name="Normal1-outline1">
      <style:graphic-properties draw:fill-color="#ffffff" draw:auto-grow-height="true" draw:auto-grow-width="true" fo:min-height="10.388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1.219cm" fo:margin-right="0cm" fo:text-align="center" text:enable-numbering="false" fo:text-indent="-0.791cm"/>
    </style:style>
    <style:style style:name="P8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2.4cm" fo:margin-right="0cm" fo:text-indent="-0.8cm">
        <style:tab-stops>
          <style:tab-stop style:position="5.423cm"/>
        </style:tab-stops>
      </style:paragraph-properties>
    </style:style>
    <style:style style:name="P12" style:family="paragraph">
      <style:paragraph-properties fo:margin-left="2.4cm" fo:margin-right="0cm" fo:text-indent="-0.8cm">
        <style:tab-stops>
          <style:tab-stop style:position="5.139cm"/>
        </style:tab-stops>
      </style:paragraph-properties>
    </style:style>
    <style:style style:name="P13" style:family="paragraph">
      <style:paragraph-properties fo:margin-left="2.4cm" fo:margin-right="0cm" text:enable-numbering="false" fo:text-indent="-0.8cm">
        <style:tab-stops>
          <style:tab-stop style:position="5.139cm"/>
        </style:tab-stops>
      </style:paragraph-properties>
    </style:style>
    <style:style style:name="P14" style:family="paragraph">
      <style:paragraph-properties fo:margin-left="2.4cm" fo:margin-right="0cm" text:enable-numbering="false" fo:text-indent="-0.8cm"/>
    </style:style>
    <style:style style:name="P15" style:family="paragraph">
      <style:paragraph-properties fo:margin-left="1.2cm" fo:margin-right="0cm" fo:text-indent="-0.9cm"/>
      <style:text-properties fo:font-family="Arial" style:font-family-generic="swiss" style:font-pitch="variable" style:text-scale="100%"/>
    </style:style>
    <style:style style:name="P16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size="28pt"/>
    </style:style>
    <style:style style:name="T6" style:family="text">
      <style:text-properties fo:color="#000080" fo:font-size="36pt"/>
    </style:style>
    <style:style style:name="T7" style:family="text">
      <style:text-properties fo:color="#800000" fo:font-size="36pt"/>
    </style:style>
    <style:style style:name="T8" style:family="text">
      <style:text-properties fo:font-family="'Courier New'" style:font-pitch="fixed" fo:font-size="26pt"/>
    </style:style>
    <style:style style:name="T9" style:family="text">
      <style:text-properties fo:font-family="Arial" style:font-family-generic="swiss" style:font-pitch="variable" fo:font-size="26pt"/>
    </style:style>
    <style:style style:name="T10" style:family="text">
      <style:text-properties fo:font-family="'Courier New'" style:font-pitch="fixed" fo:font-size="26pt" style:font-family-asian="'Courier New'" style:font-pitch-asian="fixed" style:font-family-complex="'Courier New'" style:font-pitch-complex="fixed"/>
    </style:style>
    <style:style style:name="T11" style:family="text">
      <style:text-properties fo:font-family="'Courier New'" style:font-pitch="fixed"/>
    </style:style>
    <style:style style:name="T12" style:family="text">
      <style:text-properties fo:color="#800000"/>
    </style:style>
    <style:style style:name="T13" style:family="text">
      <style:text-properties fo:font-family="'Courier New'" style:font-pitch="fixed" style:text-scale="85%"/>
    </style:style>
    <style:style style:name="T14" style:family="text">
      <style:text-properties style:text-scale="85%"/>
    </style:style>
    <style:style style:name="T15" style:family="text">
      <style:text-properties fo:font-family="Arial" style:font-family-generic="swiss" style:font-pitch="variable" style:text-scale="100%"/>
    </style:style>
    <style:style style:name="T16" style:family="text">
      <style:text-properties fo:font-family="'Courier New'" style:font-pitch="fixed" style:text-scale="100%"/>
    </style:style>
    <style:style style:name="T17" style:family="text">
      <style:text-properties fo:font-family="Arial" style:font-family-generic="swiss" style:font-pitch="variable" fo:font-size="32pt" style:font-size-asian="32pt" style:font-size-complex="32pt" style:text-scale="100%"/>
    </style:style>
    <style:style style:name="T18" style:family="text">
      <style:text-properties fo:font-family="'Courier New'" style:font-pitch="fixed" fo:font-size="26pt" style:font-size-asian="32pt" style:font-size-complex="32pt" style:text-scale="100%"/>
    </style:style>
    <style:style style:name="T19" style:family="text">
      <style:text-properties fo:font-family="'Courier New'" style:font-pitch="fixed" fo:font-size="26pt" style:text-scale="85%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Times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fo:color="#000064" fo:font-size="100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7.707cm" svg:height="7.258cm" svg:x="9.17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Java Archives (JAR)</text:span><text:span text:style-name="T4"><text:line-break/></text:span><text:span text:style-name="T4"><text:line-break/></text:span><text:span text:style-name="T4">Reflection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10.189cm" svg:height="10.092cm" svg:x="9.491cm" svg:y="7.604cm" presentation:class="outline" presentation:user-transformed="true">
          <draw:text-box>
            <text:list text:style-name="L2">
              <text:list-item>
                <text:p text:id="id1" text:style-name="P4">Lecture Goal(s)</text:p>
              </text:list-item>
            </text:list>
            <text:list text:style-name="L2">
              <text:list-item>
                <text:p text:id="id2" text:style-name="P4">The CLASSPATH</text:p>
              </text:list-item>
            </text:list>
            <text:list text:style-name="L2">
              <text:list-item>
                <text:p text:id="id3" text:style-name="P4">Java archives</text:p>
              </text:list-item>
            </text:list>
            <text:list text:style-name="L2">
              <text:list-item>
                <text:p text:id="id4" text:style-name="P4">Reflection</text:p>
              </text:list-item>
            </text:list>
            <text:list text:style-name="L2">
              <text:list-item>
                <text:p text:id="id5" text:style-name="P4">Examples</text:p>
              </text:list-item>
            </text:list>
            <text:list text:style-name="L2">
              <text:list-item>
                <text:p text:id="id6" text:style-name="P4">Conclusion</text:p>
              </text:list-item>
            </text:list>
          </draw:text-box>
        </draw:frame>
        <draw:frame presentation:style-name="pr4" draw:text-style-name="P5" draw:layer="layout" svg:width="26.83cm" svg:height="3.507cm" svg:x="1.17cm" svg:y="0.643cm" presentation:class="title">
          <draw:text-box>
            <text:p text:style-name="P5">Agend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" anim:sub-item="text" smil:attributeName="visibility" smil:to="visible"/>
                  <anim:transitionFilter smil:dur="0.1s" smil:targetElement="id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" anim:sub-item="text" smil:attributeName="visibility" smil:to="visible"/>
                  <anim:transitionFilter smil:dur="0.1s" smil:targetElement="id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3" anim:sub-item="text" smil:attributeName="visibility" smil:to="visible"/>
                  <anim:transitionFilter smil:dur="0.1s" smil:targetElement="id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4" anim:sub-item="text" smil:attributeName="visibility" smil:to="visible"/>
                  <anim:transitionFilter smil:dur="0.1s" smil:targetElement="id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5" anim:sub-item="text" smil:attributeName="visibility" smil:to="visible"/>
                  <anim:transitionFilter smil:dur="0.1s" smil:targetElement="id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6" anim:sub-item="text" smil:attributeName="visibility" smil:to="visible"/>
                  <anim:transitionFilter smil:dur="0.1s" smil:targetElement="id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5" draw:layer="layout" svg:width="14.7cm" svg:height="4.252cm" svg:x="4.1cm" svg:y="8.042cm" presentation:class="title" presentation:user-transformed="true">
          <draw:text-box>
            <text:p text:style-name="P5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Java Programming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17.69cm" svg:height="13.622cm" svg:x="5.714cm" svg:y="6.138cm" presentation:class="outline" presentation:user-transformed="true">
          <draw:text-box>
            <text:list text:style-name="L2">
              <text:list-item>
                <text:p text:style-name="P4">8: Summarizing Example</text:p>
              </text:list-item>
            </text:list>
            <text:list text:style-name="L2">
              <text:list-item>
                <text:p text:style-name="P4">9: Standard library</text:p>
              </text:list-item>
            </text:list>
            <text:list text:style-name="L2">
              <text:list-item>
                <text:p text:style-name="P4">10: GUI – AWT</text:p>
              </text:list-item>
            </text:list>
            <text:list text:style-name="L2">
              <text:list-item>
                <text:p text:style-name="P4">11: GUI – Swing</text:p>
              </text:list-item>
            </text:list>
            <text:list text:style-name="L2">
              <text:list-item>
                <text:p text:style-name="P4">12: IO programming</text:p>
              </text:list-item>
            </text:list>
            <text:list text:style-name="L2">
              <text:list-item>
                <text:p text:style-name="P4">13: Network programming</text:p>
              </text:list-item>
            </text:list>
            <text:list text:style-name="L2">
              <text:list-item>
                <text:p text:style-name="P4">14: Java archives and Reflection</text:p>
              </text:list-item>
            </text:list>
            <text:list text:style-name="L2">
              <text:list-item>
                <text:p text:style-name="P4">15: Conclusions</text:p>
              </text:list-item>
            </text:list>
          </draw:text-box>
        </draw:frame>
        <draw:rect draw:style-name="gr1" draw:text-style-name="P6" draw:layer="layout" svg:width="13.684cm" svg:height="1.432cm" draw:transform="rotate (1.5707963267946) translate (4.319cm 19.772cm)">
          <text:p text:style-name="P5"><text:span text:style-name="T5">Java</text:span></text:p>
        </draw:rect>
        <draw:frame draw:style-name="gr2" draw:text-style-name="P5" draw:layer="layout" svg:width="1.196cm" svg:height="6.953cm" svg:x="0cm" svg:y="14.048cm">
          <draw:text-box>
            <text:p text:style-name="P5">L</text:p>
            <text:p text:style-name="P5">E</text:p>
            <text:p text:style-name="P5">C</text:p>
            <text:p text:style-name="P5">T</text:p>
            <text:p text:style-name="P5">U</text:p>
            <text:p text:style-name="P5">R</text:p>
            <text:p text:style-name="P5">E</text:p>
            <text:p text:style-name="P5"/>
            <text:p text:style-name="P5">G</text:p>
            <text:p text:style-name="P5">O</text:p>
            <text:p text:style-name="P5">A</text:p>
            <text:p text:style-name="P5">L</text:p>
            <text:p text:style-name="P5">S</text:p>
          </draw:text-box>
        </draw:frame>
        <draw:rect draw:style-name="gr3" draw:id="id7" draw:layer="layout" svg:width="18.729cm" svg:height="1.731cm" svg:x="5.937cm" svg:y="16.414cm" draw:corner-radius="0.5cm">
          <text:p text:style-name="P5"/>
        </draw:rect>
        <draw:frame presentation:style-name="pr9" draw:text-style-name="P5" draw:layer="layout" svg:width="26.803cm" svg:height="3.507cm" svg:x="1.197cm" svg:y="0.559cm" presentation:class="title">
          <draw:text-box>
            <text:p text:style-name="P5">Lectures Overvie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" smil:attributeName="visibility" smil:to="visible"/>
                  <anim:transitionFilter smil:dur="1s" smil:targetElement="id7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office:forms form:automatic-focus="false" form:apply-design-mode="false"/>
        <draw:frame draw:style-name="gr2" draw:text-style-name="P5" draw:layer="layout" svg:width="1.196cm" svg:height="6.953cm" svg:x="0cm" svg:y="14.048cm">
          <draw:text-box>
            <text:p text:style-name="P5">L</text:p>
            <text:p text:style-name="P5">E</text:p>
            <text:p text:style-name="P5">C</text:p>
            <text:p text:style-name="P5">T</text:p>
            <text:p text:style-name="P5">U</text:p>
            <text:p text:style-name="P5">R</text:p>
            <text:p text:style-name="P5">E</text:p>
            <text:p text:style-name="P5"/>
            <text:p text:style-name="P5">G</text:p>
            <text:p text:style-name="P5">O</text:p>
            <text:p text:style-name="P5">A</text:p>
            <text:p text:style-name="P5">L</text:p>
            <text:p text:style-name="P5">S</text:p>
          </draw:text-box>
        </draw:frame>
        <draw:g>
          <draw:frame presentation:style-name="pr11" draw:text-style-name="P8" draw:layer="layout" svg:width="14.876cm" svg:height="9.664cm" svg:x="7.16cm" svg:y="7.49cm">
            <draw:text-box>
              <text:p text:style-name="P7"><text:span text:style-name="T6">To provide programming</text:span><text:span text:style-name="T6"><text:line-break/></text:span><text:span text:style-name="T6">knowledge about </text:span><text:span text:style-name="T6"><text:line-break/></text:span><text:span text:style-name="T7">archives and reflection</text:span><text:span text:style-name="T7"><text:line-break/></text:span><text:span text:style-name="T6">in Java</text:span></text:p>
            </draw:text-box>
          </draw:frame>
          <draw:frame draw:style-name="gr4" draw:text-style-name="P9" draw:layer="layout" svg:width="0.004cm" svg:height="1.181cm" svg:x="14.596cm" svg:y="11.553cm">
            <draw:text-box>
              <text:p text:style-name="P5"/>
            </draw:text-box>
          </draw:frame>
          <draw:polyline draw:style-name="gr5" draw:layer="layout" svg:width="15.434cm" svg:height="0.925cm" svg:x="6.881cm" svg:y="8.109cm" svg:viewBox="0 0 15435 926" draw:points="0,925 0,0 15434,0 15434,847">
            <text:p text:style-name="P5"/>
          </draw:polyline>
          <draw:polyline draw:style-name="gr5" draw:layer="layout" svg:width="15.434cm" svg:height="0.925cm" draw:transform="rotate (3.1415926535892) translate (22.315cm 16.608cm)" svg:viewBox="0 0 15435 926" draw:points="15434,925 15434,0 0,0 0,847">
            <text:p text:style-name="P5"/>
          </draw:polyline>
        </draw:g>
        <draw:frame presentation:style-name="pr9" draw:text-style-name="P5" draw:layer="layout" svg:width="26.803cm" svg:height="3.507cm" svg:x="1.197cm" svg:y="0.559cm" presentation:class="title" presentation:user-transformed="true">
          <draw:text-box>
            <text:p text:style-name="P5">Today's Goal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lasspath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The CLASSPATH</text:p>
          </draw:text-box>
        </draw:frame>
        <presentation:notes draw:style-name="dp2">
          <draw:page-thumbnail draw:layer="layout" svg:width="12.7cm" svg:height="9.525cm" svg:x="4.175cm" svg:y="3.005cm" draw:page-number="6" presentation:class="page"/>
          <draw:frame presentation:style-name="pr13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Running Programs" draw:style-name="dp1" draw:master-page-name="Normal1" presentation:presentation-page-layout-name="AL2T1">
        <office:forms form:automatic-focus="false" form:apply-design-mode="false"/>
        <draw:frame presentation:style-name="pr14" draw:text-style-name="P4" draw:layer="layout" svg:width="23.234cm" svg:height="13.749cm" svg:x="2.981cm" svg:y="5.738cm" presentation:class="outline" presentation:user-transformed="true">
          <draw:text-box>
            <text:list text:style-name="L2">
              <text:list-item>
                <text:p text:id="id8" text:style-name="P4">The Eclipse way</text:p>
              </text:list-item>
            </text:list>
            <text:list text:style-name="L2">
              <text:list-item>
                <text:p text:id="id9" text:style-name="P4">The JDK way</text:p>
              </text:list-item>
            </text:list>
            <text:list text:style-name="L2">
              <text:list-item>
                <text:list>
                  <text:list-item>
                    <text:p text:id="id10" text:style-name="P10"><text:span text:style-name="T8">java &lt;fullyQualifiedClassName&gt; &lt;args&gt;</text:span></text:p>
                  </text:list-item>
                </text:list>
              </text:list-item>
            </text:list>
            <text:list text:style-name="L2">
              <text:list-item>
                <text:p text:id="id11" text:style-name="P4">Example</text:p>
              </text:list-item>
            </text:list>
            <text:list text:style-name="L2">
              <text:list-item>
                <text:list>
                  <text:list-item>
                    <text:p text:id="id12" text:style-name="P10"><text:span text:style-name="T8">java pl.kti.CompProg.BasketDem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" text:style-name="P10"><text:span text:style-name="T8">java pl.kti.CompProg.Calc 12 64</text:span></text:p>
                  </text:list-item>
                </text:list>
              </text:list-item>
            </text:list>
            <text:list text:style-name="L2">
              <text:list-item>
                <text:p text:id="id14" text:style-name="P4"><text:span text:style-name="T9">Beware!</text:span></text:p>
              </text:list-item>
            </text:list>
            <text:list text:style-name="L2">
              <text:list-item>
                <text:list>
                  <text:list-item>
                    <text:p text:id="id15" text:style-name="P11"><text:span text:style-name="T9">Compilation:</text:span><text:span text:style-name="T9"><text:tab/></text:span><text:span text:style-name="T8">myClass.java </text:span><text:span text:style-name="T10">→ </text:span><text:span text:style-name="T8">myClass.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11"><text:span text:style-name="T9">Execution:</text:span><text:span text:style-name="T9"><text:tab/></text:span><text:span text:style-name="T8">java myCla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196cm" svg:height="6.953cm" svg:x="0cm" svg:y="14.049cm">
          <draw:text-box>
            <text:p text:style-name="P5">C</text:p>
            <text:p text:style-name="P5">L</text:p>
            <text:p text:style-name="P5">A</text:p>
            <text:p text:style-name="P5">S</text:p>
            <text:p text:style-name="P5">S</text:p>
            <text:p text:style-name="P5">P</text:p>
            <text:p text:style-name="P5">A</text:p>
            <text:p text:style-name="P5">T</text:p>
            <text:p text:style-name="P5">H</text:p>
          </draw:text-box>
        </draw:frame>
        <draw:frame presentation:style-name="pr9" draw:text-style-name="P5" draw:layer="layout" svg:width="26.803cm" svg:height="3.507cm" svg:x="1.197cm" svg:y="0.559cm" presentation:class="title">
          <draw:text-box>
            <text:p text:style-name="P5">Running Program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" anim:sub-item="text" smil:attributeName="visibility" smil:to="visible"/>
                  <anim:transitionFilter smil:dur="1s" smil:targetElement="id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" anim:sub-item="text" smil:attributeName="visibility" smil:to="visible"/>
                  <anim:transitionFilter smil:dur="1s" smil:targetElement="id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" anim:sub-item="text" smil:attributeName="visibility" smil:to="visible"/>
                  <anim:transitionFilter smil:dur="1s" smil:targetElement="id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" anim:sub-item="text" smil:attributeName="visibility" smil:to="visible"/>
                  <anim:transitionFilter smil:dur="1s" smil:targetElement="id1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" anim:sub-item="text" smil:attributeName="visibility" smil:to="visible"/>
                  <anim:transitionFilter smil:dur="1s" smil:targetElement="id1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3" anim:sub-item="text" smil:attributeName="visibility" smil:to="visible"/>
                  <anim:transitionFilter smil:dur="1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" anim:sub-item="text" smil:attributeName="visibility" smil:to="visible"/>
                  <anim:transitionFilter smil:dur="1s" smil:targetElement="id1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5" anim:sub-item="text" smil:attributeName="visibility" smil:to="visible"/>
                  <anim:transitionFilter smil:dur="1s" smil:targetElement="id1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6" anim:sub-item="text" smil:attributeName="visibility" smil:to="visible"/>
                  <anim:transitionFilter smil:dur="1s" smil:targetElement="id1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PATH" draw:style-name="dp1" draw:master-page-name="Normal1" presentation:presentation-page-layout-name="AL2T1">
        <office:forms form:automatic-focus="false" form:apply-design-mode="false"/>
        <draw:frame presentation:style-name="pr16" draw:text-style-name="P4" draw:layer="layout" svg:width="21.779cm" svg:height="14.627cm" svg:x="3.709cm" svg:y="5.379cm" presentation:class="outline" presentation:user-transformed="true">
          <draw:text-box>
            <text:list text:style-name="L2">
              <text:list-item>
                <text:p text:id="id17" text:style-name="P4">Used by <text:span text:style-name="T11">java</text:span> to find classes</text:p>
              </text:list-item>
            </text:list>
            <text:list text:style-name="L2">
              <text:list-item>
                <text:p text:id="id18" text:style-name="P4">List of class directories and archives</text:p>
              </text:list-item>
            </text:list>
            <text:list text:style-name="L2">
              <text:list-item>
                <text:p text:id="id19" text:style-name="P4">Archives</text:p>
              </text:list-item>
            </text:list>
            <text:list text:style-name="L2">
              <text:list-item>
                <text:list>
                  <text:list-item>
                    <text:p text:id="id20" text:style-name="P10">Zip and Jar files</text:p>
                  </text:list-item>
                </text:list>
              </text:list-item>
            </text:list>
            <text:list text:style-name="L2">
              <text:list-item>
                <text:p text:id="id21" text:style-name="P4">Separators</text:p>
              </text:list-item>
            </text:list>
            <text:list text:style-name="L2">
              <text:list-item>
                <text:list>
                  <text:list-item>
                    <text:p text:id="id22" text:style-name="P10"><text:span text:style-name="T12">;</text:span> (Windows) or <text:span text:style-name="T12">:</text:span> (Unices)</text:p>
                  </text:list-item>
                </text:list>
              </text:list-item>
            </text:list>
            <text:list text:style-name="L2">
              <text:list-item>
                <text:p text:id="id23" text:style-name="P4">Example</text:p>
              </text:list-item>
            </text:list>
            <text:list text:style-name="L2">
              <text:list-item>
                <text:list>
                  <text:list-item>
                    <text:p text:id="id24" text:style-name="P10"><text:span text:style-name="T13">set CLASSPATH=.</text:span><text:span text:style-name="T14">;</text:span><text:span text:style-name="T13">c:\Fridge;c:\fridge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10"><text:span text:style-name="T13">export CLASSPATH=.:/fridge:/fridge.ja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196cm" svg:height="6.953cm" svg:x="0cm" svg:y="14.05cm">
          <draw:text-box>
            <text:p text:style-name="P5">C</text:p>
            <text:p text:style-name="P5">L</text:p>
            <text:p text:style-name="P5">A</text:p>
            <text:p text:style-name="P5">S</text:p>
            <text:p text:style-name="P5">S</text:p>
            <text:p text:style-name="P5">P</text:p>
            <text:p text:style-name="P5">A</text:p>
            <text:p text:style-name="P5">T</text:p>
            <text:p text:style-name="P5">H</text:p>
          </draw:text-box>
        </draw:frame>
        <draw:frame presentation:style-name="pr9" draw:text-style-name="P5" draw:layer="layout" svg:width="26.803cm" svg:height="3.507cm" svg:x="1.197cm" svg:y="0.559cm" presentation:class="title">
          <draw:text-box>
            <text:p text:style-name="P5">The CLASSPAT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" anim:sub-item="text" smil:attributeName="visibility" smil:to="visible"/>
                  <anim:transitionFilter smil:dur="1s" smil:targetElement="id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ckages and Directories" draw:style-name="dp1" draw:master-page-name="Normal1" presentation:presentation-page-layout-name="AL2T1">
        <office:forms form:automatic-focus="false" form:apply-design-mode="false"/>
        <draw:frame presentation:style-name="pr17" draw:text-style-name="P4" draw:layer="layout" svg:width="24.136cm" svg:height="11.083cm" svg:x="2.53cm" svg:y="7.079cm" presentation:class="outline" presentation:user-transformed="true">
          <draw:text-box>
            <text:list text:style-name="L2">
              <text:list-item>
                <text:p text:style-name="P4"><text:span text:style-name="T13">set CLASSPATH=</text:span>.;<text:span text:style-name="T13">c:\Fridge</text:span></text:p>
              </text:list-item>
            </text:list>
            <text:list text:style-name="L2">
              <text:list-item>
                <text:p text:style-name="P4"><text:span text:style-name="T15">Mapping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5">Package</text:span><text:span text:style-name="T15"><text:tab/></text:span><text:span text:style-name="T16">pl.kti.CompPro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5">Directory</text:span><text:span text:style-name="T15"><text:tab/></text:span><text:span text:style-name="T16">pl\kti\CompPro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5">Class</text:span><text:span text:style-name="T15"><text:tab/></text:span><text:span text:style-name="T16">pl.kti.CompProg.Fri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5">File</text:span><text:span text:style-name="T15"><text:tab/></text:span><text:span text:style-name="T16">pl\kti\CompProg\Fridge.cla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196cm" svg:height="6.953cm" svg:x="0cm" svg:y="14.05cm">
          <draw:text-box>
            <text:p text:style-name="P5">C</text:p>
            <text:p text:style-name="P5">L</text:p>
            <text:p text:style-name="P5">A</text:p>
            <text:p text:style-name="P5">S</text:p>
            <text:p text:style-name="P5">S</text:p>
            <text:p text:style-name="P5">P</text:p>
            <text:p text:style-name="P5">A</text:p>
            <text:p text:style-name="P5">T</text:p>
            <text:p text:style-name="P5">H</text:p>
          </draw:text-box>
        </draw:frame>
        <draw:frame presentation:style-name="pr9" draw:text-style-name="P5" draw:layer="layout" svg:width="26.803cm" svg:height="3.507cm" svg:x="1.197cm" svg:y="0.559cm" presentation:class="title">
          <draw:text-box>
            <text:p text:style-name="P5">Packages and Directories</text:p>
          </draw:text-box>
        </draw:frame>
        <presentation:notes draw:style-name="dp2">
          <draw:page-thumbnail draw:layer="layout" svg:width="13.705cm" svg:height="10.279cm" svg:x="3.641cm" svg:y="2.853cm" draw:page-number="9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Java Archives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5.156cm" svg:height="3.503cm" svg:x="3.913cm" svg:y="8.416cm" presentation:class="title" presentation:user-transformed="true">
          <draw:text-box>
            <text:p text:style-name="P5">Java Archives</text:p>
          </draw:text-box>
        </draw:frame>
        <presentation:notes draw:style-name="dp2">
          <draw:page-thumbnail draw:layer="layout" svg:width="12.7cm" svg:height="9.525cm" svg:x="4.175cm" svg:y="3.005cm" draw:page-number="10" presentation:class="page"/>
          <draw:frame presentation:style-name="pr18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Zip and Jar files" draw:style-name="dp1" draw:master-page-name="Normal1" presentation:presentation-page-layout-name="AL2T1">
        <office:forms form:automatic-focus="false" form:apply-design-mode="false"/>
        <draw:frame presentation:style-name="pr19" draw:text-style-name="P4" draw:layer="layout" svg:width="21.952cm" svg:height="12.311cm" svg:x="3.622cm" svg:y="6.438cm" presentation:class="outline" presentation:user-transformed="true">
          <draw:text-box>
            <text:list text:style-name="L2">
              <text:list-item>
                <text:p text:id="id26" text:style-name="P4">Zip</text:p>
              </text:list-item>
            </text:list>
            <text:list text:style-name="L2">
              <text:list-item>
                <text:list>
                  <text:list-item>
                    <text:p text:id="id27" text:style-name="P10">By Phil Katz (PKWAR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10"><text:span text:style-name="T11">.zip</text:span> exten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10">Compressed bundle of files and directories</text:p>
                  </text:list-item>
                </text:list>
              </text:list-item>
            </text:list>
            <text:list text:style-name="L2">
              <text:list-item>
                <text:p text:id="id30" text:style-name="P4">Jar</text:p>
              </text:list-item>
            </text:list>
            <text:list text:style-name="L2">
              <text:list-item>
                <text:list>
                  <text:list-item>
                    <text:p text:id="id31" text:style-name="P10">By Sun Micro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2" text:style-name="P10"><text:span text:style-name="T11">.jar</text:span> exten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3" text:style-name="P10">Zip files with an optional META-INF directory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196cm" svg:height="6.943cm" svg:x="0cm" svg:y="14.071cm">
          <draw:text-box>
            <text:p text:style-name="P5">J</text:p>
            <text:p text:style-name="P5">A</text:p>
            <text:p text:style-name="P5">V</text:p>
            <text:p text:style-name="P5">A</text:p>
            <text:p text:style-name="P5"/>
            <text:p text:style-name="P5">A</text:p>
            <text:p text:style-name="P5">R</text:p>
            <text:p text:style-name="P5">C</text:p>
            <text:p text:style-name="P5">H</text:p>
            <text:p text:style-name="P5">I</text:p>
            <text:p text:style-name="P5">V</text:p>
            <text:p text:style-name="P5">E</text:p>
            <text:p text:style-name="P5">S</text:p>
          </draw:text-box>
        </draw:frame>
        <draw:frame presentation:style-name="pr9" draw:text-style-name="P5" draw:layer="layout" svg:width="26.803cm" svg:height="3.507cm" svg:x="1.197cm" svg:y="0.559cm" presentation:class="title">
          <draw:text-box>
            <text:p text:style-name="P5">Zip and Jar Fil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1" presentation:class="page"/>
          <draw:frame presentation:style-name="pr1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Jar Manifest" draw:style-name="dp1" draw:master-page-name="Normal1" presentation:presentation-page-layout-name="AL2T1">
        <office:forms form:automatic-focus="false" form:apply-design-mode="false"/>
        <draw:frame presentation:style-name="pr20" draw:text-style-name="P15" draw:layer="layout" svg:width="23.065cm" svg:height="10.657cm" svg:x="3.066cm" svg:y="7.038cm" presentation:class="outline" presentation:user-transformed="true">
          <draw:text-box>
            <text:list text:style-name="L2">
              <text:list-item>
                <text:p text:id="id34" text:style-name="P4"><text:span text:style-name="T17">The MANIFEST.MF file</text:span></text:p>
              </text:list-item>
            </text:list>
            <text:list text:style-name="L2">
              <text:list-item>
                <text:p text:id="id35" text:style-name="P4"><text:span text:style-name="T17">In the META-INF directory</text:span></text:p>
              </text:list-item>
            </text:list>
            <text:list text:style-name="L2">
              <text:list-item>
                <text:p text:id="id36" text:style-name="P4"><text:span text:style-name="T17">Manifest structure</text:span></text:p>
              </text:list-item>
            </text:list>
            <text:list text:style-name="L2">
              <text:list-item>
                <text:list>
                  <text:list-item>
                    <text:p text:id="id37" text:style-name="P14"><text:span text:style-name="T18">Manifest-Version: 1.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14"><text:span text:style-name="T18">Created-By: 1.2 (Sun Microsystems Inc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14"><text:span text:style-name="T18">Main-Class: pl.kti.CompProg.Fridge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196cm" svg:height="6.943cm" svg:x="0cm" svg:y="14.072cm">
          <draw:text-box>
            <text:p text:style-name="P5">J</text:p>
            <text:p text:style-name="P5">A</text:p>
            <text:p text:style-name="P5">V</text:p>
            <text:p text:style-name="P5">A</text:p>
            <text:p text:style-name="P5"/>
            <text:p text:style-name="P5">A</text:p>
            <text:p text:style-name="P5">R</text:p>
            <text:p text:style-name="P5">C</text:p>
            <text:p text:style-name="P5">H</text:p>
            <text:p text:style-name="P5">I</text:p>
            <text:p text:style-name="P5">V</text:p>
            <text:p text:style-name="P5">E</text:p>
            <text:p text:style-name="P5">S</text:p>
          </draw:text-box>
        </draw:frame>
        <draw:frame presentation:style-name="pr9" draw:text-style-name="P5" draw:layer="layout" svg:width="26.803cm" svg:height="3.507cm" svg:x="1.197cm" svg:y="0.559cm" presentation:class="title">
          <draw:text-box>
            <text:p text:style-name="P5">The Jar Manife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2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Jar tool" draw:style-name="dp1" draw:master-page-name="Normal1" presentation:presentation-page-layout-name="AL2T1">
        <office:forms form:automatic-focus="false" form:apply-design-mode="false"/>
        <draw:frame draw:style-name="gr6" draw:text-style-name="P5" draw:layer="layout" svg:width="1.196cm" svg:height="6.943cm" svg:x="0cm" svg:y="14.073cm">
          <draw:text-box>
            <text:p text:style-name="P5">J</text:p>
            <text:p text:style-name="P5">A</text:p>
            <text:p text:style-name="P5">V</text:p>
            <text:p text:style-name="P5">A</text:p>
            <text:p text:style-name="P5"/>
            <text:p text:style-name="P5">A</text:p>
            <text:p text:style-name="P5">R</text:p>
            <text:p text:style-name="P5">C</text:p>
            <text:p text:style-name="P5">H</text:p>
            <text:p text:style-name="P5">I</text:p>
            <text:p text:style-name="P5">V</text:p>
            <text:p text:style-name="P5">E</text:p>
            <text:p text:style-name="P5">S</text:p>
          </draw:text-box>
        </draw:frame>
        <draw:frame presentation:style-name="pr21" draw:text-style-name="P15" draw:layer="layout" svg:width="24.966cm" svg:height="12.421cm" svg:x="2.115cm" svg:y="6.139cm" presentation:class="outline" presentation:user-transformed="true">
          <draw:text-box>
            <text:list text:style-name="L2">
              <text:list-item>
                <text:p text:id="id40" text:style-name="P4"><text:span text:style-name="T17">Creating a jar file</text:span></text:p>
              </text:list-item>
            </text:list>
            <text:list text:style-name="L2">
              <text:list-item>
                <text:list>
                  <text:list-item>
                    <text:p text:id="id41" text:style-name="P10"><text:span text:style-name="T18">jar cf myFile.jar Cat.class animals/</text:span></text:p>
                  </text:list-item>
                </text:list>
              </text:list-item>
            </text:list>
            <text:list text:style-name="L2">
              <text:list-item>
                <text:p text:id="id42" text:style-name="P4"><text:span text:style-name="T17">Creating a jar file with a manifest</text:span></text:p>
              </text:list-item>
            </text:list>
            <text:list text:style-name="L2">
              <text:list-item>
                <text:list>
                  <text:list-item>
                    <text:p text:id="id43" text:style-name="P10"><text:span text:style-name="T18">jar cmf myManifestFile myFile.jar *.class</text:span></text:p>
                  </text:list-item>
                </text:list>
              </text:list-item>
            </text:list>
            <text:list text:style-name="L2">
              <text:list-item>
                <text:p text:id="id44" text:style-name="P4"><text:span text:style-name="T17">Extracting a jar file</text:span></text:p>
              </text:list-item>
            </text:list>
            <text:list text:style-name="L2">
              <text:list-item>
                <text:list>
                  <text:list-item>
                    <text:p text:id="id45" text:style-name="P10"><text:span text:style-name="T18">jar xf myFile.jar</text:span></text:p>
                  </text:list-item>
                </text:list>
              </text:list-item>
            </text:list>
            <text:list text:style-name="L2">
              <text:list-item>
                <text:p text:id="id46" text:style-name="P4"><text:span text:style-name="T17">Updating a jar file</text:span></text:p>
              </text:list-item>
            </text:list>
            <text:list text:style-name="L2">
              <text:list-item>
                <text:list>
                  <text:list-item>
                    <text:p text:id="id47" text:style-name="P10"><text:span text:style-name="T18">jar uf myFile.jar newVersion.class</text:span></text:p>
                  </text:list-item>
                </text:list>
              </text:list-item>
            </text:list>
          </draw:text-box>
        </draw:frame>
        <draw:frame presentation:style-name="pr9" draw:text-style-name="P5" draw:layer="layout" svg:width="26.803cm" svg:height="3.507cm" svg:x="1.197cm" svg:y="0.559cm" presentation:class="title">
          <draw:text-box>
            <text:p text:style-name="P5">The Jar Too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3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Reflection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5.156cm" svg:height="3.503cm" svg:x="3.913cm" svg:y="8.416cm" presentation:class="title" presentation:user-transformed="true">
          <draw:text-box>
            <text:p text:style-name="P5">Reflection</text:p>
          </draw:text-box>
        </draw:frame>
        <presentation:notes draw:style-name="dp2">
          <draw:page-thumbnail draw:layer="layout" svg:width="12.7cm" svg:height="9.525cm" svg:x="4.175cm" svg:y="3.005cm" draw:page-number="14" presentation:class="page"/>
          <draw:frame presentation:style-name="pr22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Reflection Overview" draw:style-name="dp1" draw:master-page-name="Normal1" presentation:presentation-page-layout-name="AL2T1">
        <office:forms form:automatic-focus="false" form:apply-design-mode="false"/>
        <draw:frame presentation:style-name="pr23" draw:text-style-name="P4" draw:layer="layout" svg:width="14.945cm" svg:height="13.236cm" svg:x="7.126cm" svg:y="6.138cm" presentation:class="outline" presentation:user-transformed="true">
          <draw:text-box>
            <text:list text:style-name="L2">
              <text:list-item>
                <text:p text:id="id48" text:style-name="P4">Manipulating</text:p>
              </text:list-item>
            </text:list>
            <text:list text:style-name="L2">
              <text:list-item>
                <text:list>
                  <text:list-item>
                    <text:p text:id="id49" text:style-name="P10">Interfa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10">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10">Construct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10">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10">Fields</text:p>
                  </text:list-item>
                </text:list>
              </text:list-item>
            </text:list>
            <text:list text:style-name="L2">
              <text:list-item>
                <text:p text:id="id54" text:style-name="P4">The Reflection API</text:p>
              </text:list-item>
            </text:list>
            <text:list text:style-name="L2">
              <text:list-item>
                <text:list>
                  <text:list-item>
                    <text:p text:id="id55" text:style-name="P10">A set of objects representing<text:line-break/>the above concepts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196cm" svg:height="6.943cm" svg:x="0cm" svg:y="14.071cm">
          <draw:text-box>
            <text:p text:style-name="P5">R</text:p>
            <text:p text:style-name="P5">E</text:p>
            <text:p text:style-name="P5">F</text:p>
            <text:p text:style-name="P5">L</text:p>
            <text:p text:style-name="P5">E</text:p>
            <text:p text:style-name="P5">C</text:p>
            <text:p text:style-name="P5">T</text:p>
            <text:p text:style-name="P5">I</text:p>
            <text:p text:style-name="P5">O</text:p>
            <text:p text:style-name="P5">N</text:p>
          </draw:text-box>
        </draw:frame>
        <draw:frame presentation:style-name="pr9" draw:text-style-name="P5" draw:layer="layout" svg:width="26.803cm" svg:height="3.507cm" svg:x="1.197cm" svg:y="0.559cm" presentation:class="title">
          <draw:text-box>
            <text:p text:style-name="P5">Reflection Overvie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5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java.lang.class" draw:style-name="dp1" draw:master-page-name="Normal1" presentation:presentation-page-layout-name="AL2T1">
        <office:forms form:automatic-focus="false" form:apply-design-mode="false"/>
        <draw:frame presentation:style-name="pr24" draw:text-style-name="P4" draw:layer="layout" svg:width="23.931cm" svg:height="13.83cm" svg:x="2.633cm" svg:y="5.938cm" presentation:class="outline" presentation:user-transformed="true">
          <draw:text-box>
            <text:list text:style-name="L2">
              <text:list-item>
                <text:p text:id="id56" text:style-name="P4">Retrieving a <text:span text:style-name="T13">java.lang.Class</text:span> from an Object</text:p>
              </text:list-item>
            </text:list>
            <text:list text:style-name="L2">
              <text:list-item>
                <text:list>
                  <text:list-item>
                    <text:p text:id="id57" text:style-name="P10"><text:span text:style-name="T19">IAnimal animal = new Cat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10"><text:span text:style-name="T19">Class c = animal.getClass();</text:span></text:p>
                  </text:list-item>
                </text:list>
              </text:list-item>
            </text:list>
            <text:list text:style-name="L2">
              <text:list-item>
                <text:p text:id="id59" text:style-name="P4">Get information about a <text:span text:style-name="T13">java.lang.Class</text:span></text:p>
              </text:list-item>
            </text:list>
            <text:list text:style-name="L2">
              <text:list-item>
                <text:list>
                  <text:list-item>
                    <text:p text:id="id60" text:style-name="P10"><text:span text:style-name="T19">Class parent = c.getSuperclass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10"><text:span text:style-name="T19">String className = c.getName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10"><text:span text:style-name="T19">boolean isInterface = c.isInterface();</text:span></text:p>
                  </text:list-item>
                </text:list>
              </text:list-item>
            </text:list>
            <text:list text:style-name="L2">
              <text:list-item>
                <text:p text:id="id63" text:style-name="P4">Creating a <text:span text:style-name="T13">java.lang.Class</text:span> object</text:p>
              </text:list-item>
            </text:list>
            <text:list text:style-name="L2">
              <text:list-item>
                <text:list>
                  <text:list-item>
                    <text:p text:id="id64" text:style-name="P10"><text:span text:style-name="T19">Class c = new Class(“pl.Cat”);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196cm" svg:height="6.943cm" svg:x="0cm" svg:y="14.071cm">
          <draw:text-box>
            <text:p text:style-name="P5">R</text:p>
            <text:p text:style-name="P5">E</text:p>
            <text:p text:style-name="P5">F</text:p>
            <text:p text:style-name="P5">L</text:p>
            <text:p text:style-name="P5">E</text:p>
            <text:p text:style-name="P5">C</text:p>
            <text:p text:style-name="P5">T</text:p>
            <text:p text:style-name="P5">I</text:p>
            <text:p text:style-name="P5">O</text:p>
            <text:p text:style-name="P5">N</text:p>
          </draw:text-box>
        </draw:frame>
        <draw:frame presentation:style-name="pr9" draw:text-style-name="P5" draw:layer="layout" svg:width="26.803cm" svg:height="3.507cm" svg:x="1.197cm" svg:y="0.559cm" presentation:class="title">
          <draw:text-box>
            <text:p text:style-name="P5">The java.lang.Clas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6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reating Objects" draw:style-name="dp1" draw:master-page-name="Normal1" presentation:presentation-page-layout-name="AL2T1">
        <office:forms form:automatic-focus="false" form:apply-design-mode="false"/>
        <draw:frame presentation:style-name="pr25" draw:text-style-name="P4" draw:layer="layout" svg:width="25.22cm" svg:height="13.539cm" svg:x="1.988cm" svg:y="5.938cm" presentation:class="outline" presentation:user-transformed="true">
          <draw:text-box>
            <text:list text:style-name="L2">
              <text:list-item>
                <text:p text:id="id65" text:style-name="P4">Empty constructor</text:p>
              </text:list-item>
            </text:list>
            <text:list text:style-name="L2">
              <text:list-item>
                <text:list>
                  <text:list-item>
                    <text:p text:id="id66" text:style-name="P10"><text:span text:style-name="T19">Object o = c.newInstance();</text:span></text:p>
                  </text:list-item>
                </text:list>
              </text:list-item>
            </text:list>
            <text:list text:style-name="L2">
              <text:list-item>
                <text:p text:id="id67" text:style-name="P4">Get information about constructors</text:p>
              </text:list-item>
            </text:list>
            <text:list text:style-name="L2">
              <text:list-item>
                <text:list>
                  <text:list-item>
                    <text:p text:id="id68" text:style-name="P10"><text:span text:style-name="T19">Constructor[] constrs = c.getConstructors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10"><text:span text:style-name="T19">Class[] paramTypes = new Class[]{String.class}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10"><text:span text:style-name="T19">Constructor constr= c.getConstructor(paramTypes);</text:span></text:p>
                  </text:list-item>
                </text:list>
              </text:list-item>
            </text:list>
            <text:list text:style-name="L2">
              <text:list-item>
                <text:p text:id="id71" text:style-name="P4">Creating an object</text:p>
              </text:list-item>
            </text:list>
            <text:list text:style-name="L2">
              <text:list-item>
                <text:list>
                  <text:list-item>
                    <text:p text:id="id72" text:style-name="P10"><text:span text:style-name="T19">Object[] params = new Object[]{“Felix”}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10"><text:span text:style-name="T19">Object catFelix = constr.newInstance(params);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196cm" svg:height="6.943cm" svg:x="0cm" svg:y="14.071cm">
          <draw:text-box>
            <text:p text:style-name="P5">R</text:p>
            <text:p text:style-name="P5">E</text:p>
            <text:p text:style-name="P5">F</text:p>
            <text:p text:style-name="P5">L</text:p>
            <text:p text:style-name="P5">E</text:p>
            <text:p text:style-name="P5">C</text:p>
            <text:p text:style-name="P5">T</text:p>
            <text:p text:style-name="P5">I</text:p>
            <text:p text:style-name="P5">O</text:p>
            <text:p text:style-name="P5">N</text:p>
          </draw:text-box>
        </draw:frame>
        <draw:frame presentation:style-name="pr9" draw:text-style-name="P5" draw:layer="layout" svg:width="26.803cm" svg:height="3.507cm" svg:x="1.197cm" svg:y="0.559cm" presentation:class="title">
          <draw:text-box>
            <text:p text:style-name="P5">Creating Objec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7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alling Methods" draw:style-name="dp1" draw:master-page-name="Normal1" presentation:presentation-page-layout-name="AL2T1">
        <office:forms form:automatic-focus="false" form:apply-design-mode="false"/>
        <draw:frame presentation:style-name="pr26" draw:text-style-name="P4" draw:layer="layout" svg:width="25.685cm" svg:height="10.334cm" svg:x="1.756cm" svg:y="7.538cm" presentation:class="outline" presentation:user-transformed="true">
          <draw:text-box>
            <text:list text:style-name="L2">
              <text:list-item>
                <text:p text:id="id74" text:style-name="P4">Get information about methods</text:p>
              </text:list-item>
            </text:list>
            <text:list text:style-name="L2">
              <text:list-item>
                <text:list>
                  <text:list-item>
                    <text:p text:id="id75" text:style-name="P10"><text:span text:style-name="T19">Method[] methods = c.getMethods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6" text:style-name="P10"><text:span text:style-name="T19">Class[] paramTypes = new Class[]{String.class}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10"><text:span text:style-name="T19">Method method= c.getMethod(“eat”, paramTypes);</text:span></text:p>
                  </text:list-item>
                </text:list>
              </text:list-item>
            </text:list>
            <text:list text:style-name="L2">
              <text:list-item>
                <text:p text:id="id78" text:style-name="P4">Calling a method</text:p>
              </text:list-item>
            </text:list>
            <text:list text:style-name="L2">
              <text:list-item>
                <text:list>
                  <text:list-item>
                    <text:p text:id="id79" text:style-name="P10"><text:span text:style-name="T19">Object[] params = new Object[]{“Felix”}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0" text:style-name="P10"><text:span text:style-name="T19">Object myResult = method.invoke(catFelix, params);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196cm" svg:height="6.943cm" svg:x="0cm" svg:y="14.071cm">
          <draw:text-box>
            <text:p text:style-name="P5">R</text:p>
            <text:p text:style-name="P5">E</text:p>
            <text:p text:style-name="P5">F</text:p>
            <text:p text:style-name="P5">L</text:p>
            <text:p text:style-name="P5">E</text:p>
            <text:p text:style-name="P5">C</text:p>
            <text:p text:style-name="P5">T</text:p>
            <text:p text:style-name="P5">I</text:p>
            <text:p text:style-name="P5">O</text:p>
            <text:p text:style-name="P5">N</text:p>
          </draw:text-box>
        </draw:frame>
        <draw:frame presentation:style-name="pr9" draw:text-style-name="P5" draw:layer="layout" svg:width="26.803cm" svg:height="3.507cm" svg:x="1.197cm" svg:y="0.559cm" presentation:class="title">
          <draw:text-box>
            <text:p text:style-name="P5">Calling Method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7" anim:sub-item="text" smil:attributeName="visibility" smil:to="visible"/>
                  <anim:transitionFilter smil:dur="1s" smil:targetElement="id7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8" anim:sub-item="text" smil:attributeName="visibility" smil:to="visible"/>
                  <anim:transitionFilter smil:dur="1s" smil:targetElement="id7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9" anim:sub-item="text" smil:attributeName="visibility" smil:to="visible"/>
                  <anim:transitionFilter smil:dur="1s" smil:targetElement="id7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0" anim:sub-item="text" smil:attributeName="visibility" smil:to="visible"/>
                  <anim:transitionFilter smil:dur="1s" smil:targetElement="id8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8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 examples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Examples</text:p>
          </draw:text-box>
        </draw:frame>
        <presentation:notes draw:style-name="dp2">
          <draw:page-thumbnail draw:layer="layout" svg:width="12.7cm" svg:height="9.525cm" svg:x="4.175cm" svg:y="3.005cm" draw:page-number="19" presentation:class="page"/>
          <draw:frame presentation:style-name="pr27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RFC Viewer Example" draw:style-name="dp1" draw:master-page-name="Normal1" presentation:presentation-page-layout-name="AL2T1">
        <office:forms form:automatic-focus="false" form:apply-design-mode="false"/>
        <draw:g>
          <draw:frame presentation:style-name="pr28" draw:text-style-name="P8" draw:layer="layout" svg:width="13.576cm" svg:height="6.582cm" svg:x="7.81cm" svg:y="8.95cm">
            <draw:text-box>
              <text:p text:style-name="P7"><text:span text:style-name="T6">Dynamic Animals</text:span></text:p>
            </draw:text-box>
          </draw:frame>
          <draw:frame draw:style-name="gr7" draw:text-style-name="P9" draw:layer="layout" svg:width="0.008cm" svg:height="0.937cm" svg:x="14.594cm" svg:y="11.651cm">
            <draw:text-box>
              <text:p text:style-name="P5"/>
            </draw:text-box>
          </draw:frame>
          <draw:polyline draw:style-name="gr5" draw:layer="layout" svg:width="14.09cm" svg:height="0.63cm" svg:x="7.553cm" svg:y="9.372cm" svg:viewBox="0 0 14091 631" draw:points="0,630 0,0 14090,0 14090,577">
            <text:p text:style-name="P5"/>
          </draw:polyline>
          <draw:polyline draw:style-name="gr5" draw:layer="layout" svg:width="14.09cm" svg:height="0.631cm" draw:transform="rotate (3.1415926535892) translate (21.643cm 15.16cm)" svg:viewBox="0 0 14091 632" draw:points="14090,631 14090,0 0,0 0,577">
            <text:p text:style-name="P5"/>
          </draw:polyline>
        </draw:g>
        <draw:frame draw:style-name="gr6" draw:text-style-name="P5" draw:layer="layout" svg:width="1.196cm" svg:height="6.943cm" svg:x="0cm" svg:y="14.072cm">
          <draw:text-box>
            <text:p text:style-name="P5">E</text:p>
            <text:p text:style-name="P5">X</text:p>
            <text:p text:style-name="P5">A</text:p>
            <text:p text:style-name="P5">M</text:p>
            <text:p text:style-name="P5">P</text:p>
            <text:p text:style-name="P5">L</text:p>
            <text:p text:style-name="P5">E</text:p>
            <text:p text:style-name="P5">S</text:p>
          </draw:text-box>
        </draw:frame>
        <draw:frame presentation:style-name="pr9" draw:text-style-name="P5" draw:layer="layout" svg:width="26.803cm" svg:height="3.507cm" svg:x="1.197cm" svg:y="0.559cm" presentation:class="title" presentation:user-transformed="true">
          <draw:text-box>
            <text:p text:style-name="P5">Reflection Example</text:p>
          </draw:text-box>
        </draw:frame>
        <presentation:notes draw:style-name="dp2">
          <draw:page-thumbnail draw:layer="layout" svg:width="13.705cm" svg:height="10.279cm" svg:x="3.641cm" svg:y="2.853cm" draw:page-number="20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Conclusion</text:p>
          </draw:text-box>
        </draw:frame>
        <presentation:notes draw:style-name="dp2">
          <draw:page-thumbnail draw:layer="layout" svg:width="12.7cm" svg:height="9.525cm" svg:x="4.175cm" svg:y="3.005cm" draw:page-number="21" presentation:class="page"/>
          <draw:frame presentation:style-name="pr29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Normal1" presentation:presentation-page-layout-name="AL2T1">
        <office:forms form:automatic-focus="false" form:apply-design-mode="false"/>
        <draw:frame draw:style-name="gr8" draw:text-style-name="P5" draw:layer="layout" svg:width="1.196cm" svg:height="7.043cm" svg:x="0cm" svg:y="14.068cm">
          <draw:text-box>
            <text:p text:style-name="P5">C</text:p>
            <text:p text:style-name="P5">O</text:p>
            <text:p text:style-name="P5">N</text:p>
            <text:p text:style-name="P5">C</text:p>
            <text:p text:style-name="P5">L</text:p>
            <text:p text:style-name="P5">U</text:p>
            <text:p text:style-name="P5">S</text:p>
            <text:p text:style-name="P5">I</text:p>
            <text:p text:style-name="P5">O</text:p>
            <text:p text:style-name="P5">N</text:p>
          </draw:text-box>
        </draw:frame>
        <draw:frame presentation:style-name="pr30" draw:text-style-name="P4" draw:layer="layout" svg:width="19.166cm" svg:height="10.897cm" svg:x="5.015cm" svg:y="7.268cm" presentation:class="outline" presentation:user-transformed="true">
          <draw:text-box>
            <text:list text:style-name="L2">
              <text:list-item>
                <text:p text:id="id81" text:style-name="P4">CLASSPATH</text:p>
              </text:list-item>
            </text:list>
            <text:list text:style-name="L2">
              <text:list-item>
                <text:list>
                  <text:list-item>
                    <text:p text:id="id82" text:style-name="P10">Often a source of trouble</text:p>
                  </text:list-item>
                </text:list>
              </text:list-item>
            </text:list>
            <text:list text:style-name="L2">
              <text:list-item>
                <text:p text:id="id83" text:style-name="P4">Java Archives</text:p>
              </text:list-item>
            </text:list>
            <text:list text:style-name="L2">
              <text:list-item>
                <text:list>
                  <text:list-item>
                    <text:p text:id="id84" text:style-name="P10">Make your program one click away! :-)</text:p>
                  </text:list-item>
                </text:list>
              </text:list-item>
            </text:list>
            <text:list text:style-name="L2">
              <text:list-item>
                <text:p text:id="id85" text:style-name="P4">Reflection</text:p>
              </text:list-item>
            </text:list>
            <text:list text:style-name="L2">
              <text:list-item>
                <text:list>
                  <text:list-item>
                    <text:p text:id="id86" text:style-name="P10">Advanced concep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7" text:style-name="P10">Highly dynamic programs</text:p>
                  </text:list-item>
                </text:list>
              </text:list-item>
            </text:list>
          </draw:text-box>
        </draw:frame>
        <draw:frame presentation:style-name="pr9" draw:text-style-name="P5" draw:layer="layout" svg:width="26.803cm" svg:height="3.507cm" svg:x="1.197cm" svg:y="0.559cm" presentation:class="title">
          <draw:text-box>
            <text:p text:style-name="P5">Conclus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1" anim:sub-item="text" smil:attributeName="visibility" smil:to="visible"/>
                  <anim:transitionFilter smil:dur="1s" smil:targetElement="id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2" anim:sub-item="text" smil:attributeName="visibility" smil:to="visible"/>
                  <anim:transitionFilter smil:dur="1s" smil:targetElement="id8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3" anim:sub-item="text" smil:attributeName="visibility" smil:to="visible"/>
                  <anim:transitionFilter smil:dur="1s" smil:targetElement="id8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4" anim:sub-item="text" smil:attributeName="visibility" smil:to="visible"/>
                  <anim:transitionFilter smil:dur="1s" smil:targetElement="id8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5" anim:sub-item="text" smil:attributeName="visibility" smil:to="visible"/>
                  <anim:transitionFilter smil:dur="1s" smil:targetElement="id8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6" anim:sub-item="text" smil:attributeName="visibility" smil:to="visible"/>
                  <anim:transitionFilter smil:dur="1s" smil:targetElement="id8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2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20.439cm" svg:height="3.503cm" svg:x="4.1cm" svg:y="8.416cm" presentation:class="title" presentation:user-transformed="true">
          <draw:text-box>
            <text:p text:style-name="P5">See you next week</text:p>
          </draw:text-box>
        </draw:frame>
        <presentation:notes draw:style-name="dp2">
          <draw:page-thumbnail draw:layer="layout" svg:width="12.7cm" svg:height="9.525cm" svg:x="4.175cm" svg:y="3.005cm" draw:page-number="23"/>
          <draw:frame presentation:style-name="pr7" draw:text-style-name="P16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CE790D0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title">
      <style:graphic-properties draw:fill-color="#ffffff" draw:auto-grow-height="false" fo:min-height="3.507cm"/>
    </style:style>
    <style:style style:name="pr6" style:family="presentation" style:parent-style-name="Normal1-outline1">
      <style:graphic-properties draw:fill-color="#ffffff" draw:auto-grow-height="false" fo:min-height="13.23cm"/>
    </style:style>
    <style:style style:name="pr7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8" style:family="presentation" style:parent-style-name="WP-title">
      <style:graphic-properties draw:fill-color="#ffffff" draw:auto-grow-height="false" fo:min-height="3.177cm"/>
    </style:style>
    <style:style style:name="pr9" style:family="presentation" style:parent-style-name="WP-outline1" style:list-style-name="L6">
      <style:graphic-properties draw:fill-color="#ffffff" draw:auto-grow-height="false" fo:min-height="12.001cm"/>
    </style:style>
    <style:style style:name="pr10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1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2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3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4" style:family="presentation" style:parent-style-name="Section-title">
      <style:graphic-properties draw:fill-color="#ffffff" draw:auto-grow-height="false" fo:min-height="3.177cm"/>
    </style:style>
    <style:style style:name="pr15" style:family="presentation" style:parent-style-name="Section-outline1" style:list-style-name="L6">
      <style:graphic-properties draw:fill-color="#ffffff" draw:auto-grow-height="false" fo:min-height="12.001cm"/>
    </style:style>
    <style:style style:name="pr16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7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8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9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20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1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office:forms form:automatic-focus="false" form:apply-design-mode="false"/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4cm" svg:height="4.477cm" svg:x="17.971cm" svg:y="0.2cm" svg:viewBox="0 0 3975 4478" svg:d="m3974 0c-2315 1979 1017 4502-2366 1979s-382 2474-382 2474v24">
        <text:p text:style-name="P3"/>
      </draw:path>
      <draw:polyline presentation:style-name="pr4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pr5" draw:layer="backgroundobjects" svg:width="26.803cm" svg:height="3.506cm" svg:x="1.197cm" svg:y="0.559cm" presentation:class="title">
        <draw:text-box>
          <text:p text:style-name="P3">Click to edit the title text format</text:p>
        </draw:text-box>
      </draw:frame>
      <draw:frame presentation:style-name="pr6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draw:polygon presentation:style-name="pr7" draw:text-style-name="P1" draw:layer="backgroundobjects" svg:width="28cm" svg:height="19.295cm" svg:x="0cm" svg:y="1.705cm" svg:viewBox="0 0 28001 19296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8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9" draw:text-style-name="P3" draw:layer="backgroundobjects" svg:width="14.852cm" svg:height="1.164cm" svg:x="12.558cm" svg:y="19.135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Department of Information Technology</text:span></text:p>
          <text:p text:style-name="P3"><text:span text:style-name="T4">The Poznan University of Economics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5-10-11">10/11/05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10" draw:text-style-name="P1" draw:layer="backgroundobjects" svg:width="1.094cm" svg:height="21cm" svg:x="0cm" svg:y="0cm">
        <text:p text:style-name="P3"/>
      </draw:rect>
      <draw:polygon presentation:style-name="pr11" draw:text-style-name="P1" draw:layer="backgroundobjects" svg:width="28cm" svg:height="1.705cm" svg:x="0cm" svg:y="0cm" svg:viewBox="0 0 28001 1706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5-10-11">10/11/05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draw:rect presentation:style-name="pr12" draw:text-style-name="P1" draw:layer="backgroundobjects" svg:width="26.932cm" svg:height="21cm" svg:x="1.067cm" svg:y="-0.001cm">
        <text:p text:style-name="P3"/>
      </draw:rect>
      <draw:polygon presentation:style-name="pr13" draw:text-style-name="P1" draw:layer="backgroundobjects" svg:width="26.906cm" svg:height="6.157cm" svg:x="1.093cm" svg:y="7.097cm" svg:viewBox="0 0 26907 6158" draw:points="0,0 26906,0 26906,6157 0,6157 0,6120 275,5888 678,5424 1006,4902 1251,4331 1404,3718 1457,3073 1404,2427 1251,1814 1006,1243 678,721 275,257 0,24">
        <text:p text:style-name="P3"/>
      </draw:polygon>
      <draw:frame presentation:style-name="pr14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5" draw:text-style-name="P3" draw:layer="backgroundobjects" svg:width="14.852cm" svg:height="4.569cm" svg:x="12.558cm" svg:y="15.73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6" draw:text-style-name="P1" draw:layer="backgroundobjects" svg:width="1.094cm" svg:height="21cm" svg:x="0cm" svg:y="-0.001cm">
        <text:p text:style-name="P3"/>
      </draw:rect>
      <draw:path presentation:style-name="pr17" draw:text-style-name="P1" draw:layer="backgroundobjects" svg:width="3.974cm" svg:height="5.974cm" svg:x="17.972cm" svg:y="7.229cm" svg:viewBox="0 0 3975 5975" svg:d="m3974 0c-2315 2641 1017 6007-2366 2641s-382 3301-382 3301v32">
        <text:p text:style-name="P3"/>
      </draw:path>
      <draw:polyline presentation:style-name="pr17" draw:text-style-name="P1" draw:layer="backgroundobjects" svg:width="5.981cm" svg:height="5.074cm" draw:transform="rotate (-1.57079632679579) translate (27.799cm 7.148cm)" svg:viewBox="0 0 5982 5075" draw:points="0,5074 625,4587 1027,4094 1251,3610 1339,3148 1328,2725 1260,2349 1178,2040 1119,1808 1125,1668 1238,1633 1496,1719 1943,1938 2618,2304 3559,2831 4508,3318 5194,3577 5646,3635 5900,3526 5981,3280 5922,2929 5756,2501 5511,2031 5218,1548 4911,1083 4618,669 4370,333 4199,109 4133,27 4133,0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5-10-11">10/11/05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office:forms form:automatic-focus="false" form:apply-design-mode="false"/>
      <draw:rect presentation:style-name="pr18" draw:text-style-name="P1" draw:layer="backgroundobjects" svg:width="28cm" svg:height="4.808cm" svg:x="0cm" svg:y="0cm">
        <text:p text:style-name="P3"/>
      </draw:rect>
      <draw:rect presentation:style-name="pr19" draw:text-style-name="P1" draw:layer="backgroundobjects" svg:width="1.168cm" svg:height="21cm" svg:x="0cm" svg:y="0cm">
        <text:p text:style-name="P3"/>
      </draw:rect>
      <draw:path presentation:style-name="pr20" draw:text-style-name="P1" draw:layer="backgroundobjects" svg:width="3.974cm" svg:height="4.477cm" svg:x="17.971cm" svg:y="0.2cm" svg:viewBox="0 0 3975 4478" svg:d="m3974 0c-2315 1979 1017 4502-2366 1979s-382 2474-382 2474v24">
        <text:p text:style-name="P3"/>
      </draw:path>
      <draw:polyline presentation:style-name="pr20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Intro-title" draw:layer="backgroundobjects" svg:width="26.83cm" svg:height="3.506cm" svg:x="1.17cm" svg:y="0.643cm" presentation:class="title" presentation:placeholder="true">
        <draw:text-box/>
      </draw:frame>
      <draw:frame presentation:style-name="pr21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FreeBSD OpenOffice.org_project/680m125$Build-8947</meta:generator>
    <dc:title>Java Archives and Reflection</dc:title>
    <dc:subject>ComputerProgramming</dc:subject>
    <meta:creation-date>2003-05-20T15:12:16</meta:creation-date>
    <dc:creator>Willy Picard</dc:creator>
    <dc:date>2005-10-11T14:26:39</dc:date>
    <meta:printed-by>Willy Picard</meta:printed-by>
    <meta:print-date>2004-10-25T12:50:25</meta:print-date>
    <dc:language>en-US</dc:language>
    <meta:editing-cycles>455</meta:editing-cycles>
    <meta:editing-duration>P5DT21H29M11S</meta:editing-duration>
    <meta:user-defined meta:name="Info 1"/>
    <meta:user-defined meta:name="Info 2"/>
    <meta:user-defined meta:name="Info 3"/>
    <meta:user-defined meta:name="Info 4"/>
    <meta:document-statistic meta:object-count="158"/>
  </office:meta>
</office:document-meta>
</file>